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89in"/>
    </style:style>
    <style:style style:name="co2" style:family="table-column">
      <style:table-column-properties fo:break-before="auto" style:column-width="0.802in"/>
    </style:style>
    <style:style style:name="co3" style:family="table-column">
      <style:table-column-properties fo:break-before="auto" style:column-width="0.8752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7398in"/>
    </style:style>
    <style:style style:name="co6" style:family="table-column">
      <style:table-column-properties fo:break-before="auto" style:column-width="0.7291in"/>
    </style:style>
    <style:style style:name="co7" style:family="table-column">
      <style:table-column-properties fo:break-before="auto" style:column-width="0.7709in"/>
    </style:style>
    <style:style style:name="co8" style:family="table-column">
      <style:table-column-properties fo:break-before="auto" style:column-width="1.8854in"/>
    </style:style>
    <style:style style:name="co9" style:family="table-column">
      <style:table-column-properties fo:break-before="auto" style:column-width="1.520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52in"/>
    </style:style>
    <style:style style:name="co12" style:family="table-column">
      <style:table-column-properties fo:break-before="auto" style:column-width="1.75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1.354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92d050"/>
    </style:style>
    <style:style style:name="ce4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4" table:number-columns-repeated="1017" table:default-cell-style-name="ce4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5" calcext:value-type="float">
            <text:p>-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.5" calcext:value-type="float">
            <text:p>-14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" calcext:value-type="float">
            <text:p>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style-name="Default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 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5.5" calcext:value-type="float">
            <text:p>-15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2.5" calcext:value-type="float">
            <text:p>-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.5" calcext:value-type="float">
            <text:p>3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.5" calcext:value-type="float">
            <text:p>4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.5" calcext:value-type="float">
            <text:p>4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80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4" table:number-columns-repeated="1017" table:default-cell-style-name="ce4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5">00/00/0000</text:date>, <text:time style:data-style-name="N2" text:time-value="14:21:16.6303264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7-05T14:41:26.074031424</dc:date>
    <meta:editing-duration>PT4H8S</meta:editing-duration>
    <meta:editing-cycles>48</meta:editing-cycles>
    <meta:document-statistic meta:table-count="2" meta:cell-count="8821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